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color="#00ae00"/>
    </style:style>
    <style:style style:name="T7" style:family="text">
      <style:text-properties fo:color="#00ae00" fo:language="de" fo:country="DE" style:text-underline-style="none" style:font-name-asian="Courier New" style:font-name-complex="Courier Ne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de" fo:country="DE" style:font-name-asian="Courier New" style:font-name-complex="Courier New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7">&lt;?xml version="1.0" encoding="UTF-8" standalone="no"?&gt;</text:p>
            <text:p text:style-name="P9"><text:span text:style-name="T9">&lt;definitions name="</text:span><text:span text:style-name="T3">NCName</text:span><text:span text:style-name="T9">"</text:span></text:p>
            <text:p text:style-name="P8"><text:s/>targetNamespace="http://decidr.de/tenantName/processes/<text:span text:style-name="T1">NCName</text:span>" </text:p>
            <text:p text:style-name="P8"><text:s/>xmlns="http://schemas.xmlsoap.org/wsdl/" </text:p>
            <text:p text:style-name="P8"><text:s/>xmlns:http="http://schemas.xmlsoap.org/wsdl/http/" <text:s text:c="2"/></text:p>
            <text:p text:style-name="P8"><text:s/>xmlns:mime="http://schemas.xmlsoap.org/wsdl/mime/" <text:s text:c="2"/></text:p>
            <text:p text:style-name="P8"><text:s/>xmlns:plnk="http://docs.oasis-open.org/wsbpel/2.0/plnktype" </text:p>
            <text:p text:style-name="P8"><text:s/>xmlns:soap="http://schemas.xmlsoap.org/wsdl/soap/" </text:p>
            <text:p text:style-name="P9"><text:span text:style-name="T9"><text:s/>xmlns:tns="http://decidr.de/</text:span><text:span text:style-name="T7">tenantName</text:span><text:span text:style-name="T9">/wsdl/</text:span><text:span text:style-name="T2">NCName</text:span><text:span text:style-name="T9">" </text:span></text:p>
            <text:p text:style-name="P8"><text:s/>xmlns:vprop="http://docs.oasis-open.org/wsbpel/2.0/varprop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complexType name=“<text:span text:style-name="T8">startMessage</text:span>“&gt;</text:p>
            <text:p text:style-name="P5"><text:s text:c="6"/>&lt;sequence&gt;</text:p>
            <text:p text:style-name="P5"><text:s text:c="8"/>&lt;choice&gt;</text:p>
            <text:p text:style-name="P5"><text:s text:c="10"/>&lt;element name=“<text:span text:style-name="T8">DWDLVariableName</text:span>“ type=“<text:span text:style-name="T8">integer</text:span>“ /&gt;</text:p>
            <text:p text:style-name="P5"><text:s text:c="10"/>&lt;element name=“<text:span text:style-name="T8">DWDLVariableName</text:span>“ type=“<text:span text:style-name="T8">float</text:span>“ /&gt;</text:p>
            <text:p text:style-name="P5"><text:s text:c="10"/>&lt;element name=“<text:span text:style-name="T8">DWDLVariableName</text:span>“ type=“<text:span text:style-name="T8">string</text:span>“ /&gt;</text:p>
            <text:p text:style-name="P5"><text:s text:c="10"/>&lt;element name=“<text:span text:style-name="T8">DWDLVariableName</text:span>“ type=“<text:span text:style-name="T8">boolean</text:span>“ /&gt;</text:p>
            <text:p text:style-name="P5"><text:s text:c="10"/>&lt;element name=“<text:span text:style-name="T8">DWDLVariableName</text:span>“ type=“<text:span text:style-name="T8">date</text:span>“ /&gt;</text:p>
            <text:p text:style-name="P5"><text:s text:c="10"/>&lt;element name=“<text:span text:style-name="T8">DWDLVariableName</text:span>“ type=“<text:span text:style-name="T8">anyURI</text:span>“ /&gt;</text:p>
            <text:p text:style-name="P5"><text:s text:c="10"/>&lt;element name=“<text:span text:style-name="T8">DWDLVariableName</text:span>“ type=“<text:span text:style-name="T8">list-integer</text:span>“ /&gt;</text:p>
            <text:p text:style-name="P5"><text:s text:c="10"/>&lt;element name=“<text:span text:style-name="T8">DWDLVariableName</text:span>“ type=“<text:span text:style-name="T8">list-float</text:span>“ /&gt;</text:p>
            <text:p text:style-name="P5"><text:s text:c="10"/>&lt;element name=“<text:span text:style-name="T8">DWDLVariableName</text:span>“ type=“<text:span text:style-name="T8">list-string</text:span>“ /&gt;</text:p>
            <text:p text:style-name="P5"><text:s text:c="10"/>&lt;element name=“<text:span text:style-name="T8">DWDLVariableName</text:span>“ type=“<text:span text:style-name="T8">list-boolean</text:span>“ /&gt;</text:p>
            <text:p text:style-name="P5"><text:s text:c="10"/>&lt;element name=“<text:span text:style-name="T8">DWDLVariableName</text:span>“ type=“<text:span text:style-name="T8">list-date</text:span>“ /&gt;</text:p>
            <text:p text:style-name="P5"><text:s text:c="10"/>&lt;element name=“<text:span text:style-name="T8">DWDLVariableName</text:span>“ type=“<text:span text:style-name="T8">list-anyURI</text:span>“ /&gt;</text:p>
            <text:p text:style-name="P5"><text:s text:c="10"/>&lt;element name=“<text:span text:style-name="T8">DWDLVariableName</text:span>“ type=“<text:span text:style-name="T8">list-anyURI</text:span>“ /&gt;</text:p>
            <text:p text:style-name="P5"><text:s text:c="10"/>&lt;element ref=“<text:span text:style-name="T8">actor</text:span>“ /&gt;</text:p>
            <text:p text:style-name="P5"><text:s text:c="10"/>&lt;element ref=“<text:span text:style-name="T8">role</text:span>“ /&gt;</text:p>
            <text:p text:style-name="P5"><text:s text:c="8"/>&lt;/choice&gt;</text:p>
            <text:p text:style-name="P5"><text:s text:c="6"/>&lt;/sequence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8">processIn</text:span>"&gt;</text:p>
            <text:p text:style-name="P6"><text:s text:c="2"/>&lt;part name="<text:span text:style-name="T8">payload</text:span>" type="<text:span text:style-name="T8">startMessage</text:span>"/&gt;</text:p>
            <text:p text:style-name="P6">&lt;/message&gt;</text:p>
            <text:p text:style-name="P6"/>
            <text:p text:style-name="P6">&lt;message name=“<text:span text:style-name="T8">processOut</text:span>“&gt;</text:p>
            <text:p text:style-name="P6"><text:s text:c="2"/>&lt;part name=“<text:span text:style-name="T8">payload</text:span>“ type=“<text:span text:style-name="T8">responseMessage</text:span>“ 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&lt;partnerLinkType name="<text:span text:style-name="T6">TenantName</text:span><text:span text:style-name="T11">-PLT</text:span>"&gt;</text:p>
            <text:p text:style-name="P6"><text:soft-page-break/><text:s text:c="2"/>&lt;role name="<text:span text:style-name="T8">processProvider</text:span>" portType="<text:span text:style-name="T1">NCName</text:span><text:span text:style-name="T8">-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&lt;portType name="<text:span text:style-name="T1">NCName</text:span><text:span text:style-name="T8">-PT</text:span>"&gt;</text:p>
            <text:p text:style-name="P6"><text:s text:c="2"/>&lt;operation name="<text:span text:style-name="T8">startProcess</text:span>"&gt;</text:p>
            <text:p text:style-name="P6"><text:s text:c="4"/>&lt;input message="<text:span text:style-name="T8">processIn</text:span>"/&gt;</text:p>
            <text:p text:style-name="P6"><text:s text:c="2"/>&lt;/operation&gt;</text:p>
            <text:p text:style-name="P6">&lt;/portType&gt;</text:p>
            <text:p text:style-name="P6"/>
            <text:p text:style-name="P6">&lt;portType name=“<text:span text:style-name="T8">HumanTask-CallbackPT</text:span>“&gt;</text:p>
            <text:p text:style-name="P6"><text:s text:c="2"/>&lt;operation name=“<text:span text:style-name="T8">setTaskData</text:span>“</text:p>
            <text:p text:style-name="P6"><text:s text:c="4"/>&lt;input message=“<text:span text:style-name="T8">taskDataMessage</text:span>“ 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&lt;service name="<text:span text:style-name="T1">NCName</text:span><text:span text:style-name="T10">-</text:span>Service"&gt;</text:p>
            <text:p text:style-name="P6"><text:s text:c="2"/>&lt;port name="<text:span text:style-name="T1">NCName</text:span><text:span text:style-name="T8">-PortName</text:span>" binding="<text:span text:style-name="T8">SoapBinding</text:span>"&gt;</text:p>
            <text:p text:style-name="P6"><text:s text:c="4"/>&lt;address location=""/&gt;</text:p>
            <text:p text:style-name="P6"><text:s text:c="2"/>&lt;/port&gt;</text:p>
            <text:p text:style-name="P6"><text:s text:c="2"/>&lt;port name=“<text:span text:style-name="T8">HumanTask-CallbackPT“ </text:span><text:span text:style-name="T12">binding=“</text:span><text:span text:style-name="T8">SoapCallbackBinding“</text:span><text:span text:style-name="T12">&gt;</text:span></text:p>
            <text:p text:style-name="P6"><text:span text:style-name="T12"><text:s text:c="4"/>&lt;address location=““ /&gt;</text:span></text:p>
            <text:p text:style-name="P6"><text:span text:style-name="T12"><text:s text:c="2"/>&lt;/port&gt;</text:span>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8">SoapBinding</text:span>" type="<text:span text:style-name="T1">NCName</text:span><text:span text:style-name="T8">-PT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8">startProcess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<text:span text:style-name="T8">SoapCallbackBinding</text:span>“ type=“<text:span text:style-name="T1">NCName</text:span><text:span text:style-name="T8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11">sendTaskData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&lt;property name=“<text:span text:style-name="T5">DWDLVariableName</text:span>“ type=“<text:span text:style-name="T1">DWDLVariableType</text:span>“&gt;</text:p>
          </table:table-cell>
        </table:table-row>
      </table:table>
      <text:p text:style-name="P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6">&lt;propertyAlias </text:p>
            <text:p text:style-name="P6"><text:s/>propertyName="<text:span text:style-name="T5">DWDLVariableName</text:span>"</text:p>
            <text:p text:style-name="P6"><text:s/>messageType="<text:span text:style-name="T8">startMessage</text:span>" /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5-09T21:38:43.76</dc:date>
    <meta:editing-duration>PT20H33M35S</meta:editing-duration>
    <meta:editing-cycles>148</meta:editing-cycles>
    <meta:generator>OpenOffice.org/3.0$Win32 OpenOffice.org_project/300m15$Build-9379</meta:generator>
    <meta:document-statistic meta:table-count="9" meta:image-count="0" meta:object-count="0" meta:page-count="3" meta:paragraph-count="90" meta:word-count="176" meta:character-count="3024"/>
    <meta:user-defined meta:name="Info 1"/>
    <meta:user-defined meta:name="Info 2"/>
    <meta:user-defined meta:name="Info 3"/>
    <meta:user-defined meta:name="Info 4"/>
  </office:meta>
</office:document-meta>
</file>